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F500000227BD23FED8.png" manifest:media-type="image/png"/>
  <manifest:file-entry manifest:full-path="Pictures/100000010000015E0000006BAE20DF39.png" manifest:media-type="image/png"/>
  <manifest:file-entry manifest:full-path="Pictures/1000000000000218000001BCC4B0184C.png" manifest:media-type="image/png"/>
  <manifest:file-entry manifest:full-path="Pictures/10000001000001CE0000007DFCEABCD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f875" officeooo:paragraph-rsid="000df875"/>
    </style:style>
    <style:style style:name="P2" style:family="paragraph" style:parent-style-name="Standard">
      <style:text-properties officeooo:rsid="000df875" officeooo:paragraph-rsid="000df875" fo:background-color="#ff8000"/>
    </style:style>
    <style:style style:name="P3" style:family="paragraph" style:parent-style-name="Standard">
      <style:text-properties officeooo:rsid="000df875" officeooo:paragraph-rsid="00108270" fo:background-color="#ff8000"/>
    </style:style>
    <style:style style:name="P4" style:family="paragraph" style:parent-style-name="Standard">
      <style:text-properties fo:font-weight="bold" officeooo:rsid="000df875" officeooo:paragraph-rsid="000df875" style:font-weight-asian="bold" style:font-weight-complex="bold"/>
    </style:style>
    <style:style style:name="P5" style:family="paragraph" style:parent-style-name="Standard">
      <style:text-properties fo:font-weight="bold" officeooo:rsid="000f8e25" officeooo:paragraph-rsid="000f8e25" style:font-weight-asian="bold" style:font-weight-complex="bold"/>
    </style:style>
    <style:style style:name="P6" style:family="paragraph" style:parent-style-name="Standard">
      <style:paragraph-properties fo:break-before="page"/>
      <style:text-properties fo:font-weight="bold" officeooo:rsid="000f8e25" officeooo:paragraph-rsid="000f8e25" style:font-weight-asian="bold" style:font-weight-complex="bold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fo:font-weight="bold" officeooo:rsid="001e92ee" officeooo:paragraph-rsid="001e92ee" style:font-weight-asian="bold" style:font-weight-complex="bold"/>
    </style:style>
    <style:style style:name="P9" style:family="paragraph" style:parent-style-name="Standard">
      <style:text-properties fo:font-weight="bold" officeooo:rsid="001ecd82" officeooo:paragraph-rsid="001ecd82" style:font-weight-asian="bold" style:font-weight-complex="bold"/>
    </style:style>
    <style:style style:name="P10" style:family="paragraph" style:parent-style-name="Standard">
      <style:text-properties fo:font-weight="bold" officeooo:rsid="001ecd82" officeooo:paragraph-rsid="00223c4b" style:font-weight-asian="bold" style:font-weight-complex="bold"/>
    </style:style>
    <style:style style:name="P11" style:family="paragraph" style:parent-style-name="Standard">
      <style:text-properties fo:font-weight="bold" officeooo:rsid="002125c4" officeooo:paragraph-rsid="002125c4" style:font-weight-asian="bold" style:font-weight-complex="bold"/>
    </style:style>
    <style:style style:name="P12" style:family="paragraph" style:parent-style-name="Standard">
      <style:text-properties fo:font-weight="bold" officeooo:rsid="00223c4b" officeooo:paragraph-rsid="00223c4b" style:font-weight-asian="bold" style:font-weight-complex="bold"/>
    </style:style>
    <style:style style:name="P13" style:family="paragraph" style:parent-style-name="Standard">
      <style:text-properties fo:font-weight="bold" officeooo:rsid="00227d3a" officeooo:paragraph-rsid="00227d3a" style:font-weight-asian="bold" style:font-weight-complex="bold"/>
    </style:style>
    <style:style style:name="P14" style:family="paragraph" style:parent-style-name="Standard">
      <style:text-properties fo:font-weight="bold" officeooo:rsid="0025f2a0" officeooo:paragraph-rsid="0025f2a0" style:font-weight-asian="bold" style:font-weight-complex="bold"/>
    </style:style>
    <style:style style:name="P15" style:family="paragraph" style:parent-style-name="Standard">
      <style:text-properties fo:font-weight="bold" officeooo:rsid="002b4516" officeooo:paragraph-rsid="002b4516" style:font-weight-asian="bold" style:font-weight-complex="bold"/>
    </style:style>
    <style:style style:name="P16" style:family="paragraph" style:parent-style-name="Standard">
      <style:text-properties fo:font-weight="bold" officeooo:rsid="002dec94" officeooo:paragraph-rsid="002dec94" style:font-weight-asian="bold" style:font-weight-complex="bold"/>
    </style:style>
    <style:style style:name="P17" style:family="paragraph" style:parent-style-name="Standard">
      <style:text-properties fo:font-weight="bold" officeooo:rsid="0015c24f" officeooo:paragraph-rsid="0015c24f" fo:background-color="transparent" style:font-weight-asian="bold" style:font-weight-complex="bold"/>
    </style:style>
    <style:style style:name="P18" style:family="paragraph" style:parent-style-name="Standard">
      <style:text-properties fo:font-weight="bold" officeooo:rsid="0015c24f" officeooo:paragraph-rsid="0019ddc7" fo:background-color="transparent" style:font-weight-asian="bold" style:font-weight-complex="bold"/>
    </style:style>
    <style:style style:name="P19" style:family="paragraph" style:parent-style-name="Standard">
      <style:text-properties fo:font-weight="normal" officeooo:rsid="000f8e25" officeooo:paragraph-rsid="000f8e25" style:font-weight-asian="normal" style:font-weight-complex="normal"/>
    </style:style>
    <style:style style:name="P20" style:family="paragraph" style:parent-style-name="Standard">
      <style:text-properties fo:font-weight="normal" officeooo:rsid="00108270" officeooo:paragraph-rsid="00108270" style:font-weight-asian="normal" style:font-weight-complex="normal"/>
    </style:style>
    <style:style style:name="P21" style:family="paragraph" style:parent-style-name="Standard">
      <style:text-properties fo:font-weight="normal" officeooo:rsid="002125c4" officeooo:paragraph-rsid="002125c4" style:font-weight-asian="normal" style:font-weight-complex="normal"/>
    </style:style>
    <style:style style:name="P22" style:family="paragraph" style:parent-style-name="Standard">
      <style:text-properties fo:font-weight="normal" officeooo:rsid="001ea8be" officeooo:paragraph-rsid="00223c4b" style:font-weight-asian="normal" style:font-weight-complex="normal"/>
    </style:style>
    <style:style style:name="P23" style:family="paragraph" style:parent-style-name="Standard">
      <style:text-properties fo:font-weight="normal" officeooo:rsid="001ecd82" officeooo:paragraph-rsid="00223c4b" style:font-weight-asian="normal" style:font-weight-complex="normal"/>
    </style:style>
    <style:style style:name="P24" style:family="paragraph" style:parent-style-name="Standard">
      <style:text-properties fo:font-weight="normal" officeooo:rsid="0022834c" officeooo:paragraph-rsid="0022834c" style:font-weight-asian="normal" style:font-weight-complex="normal"/>
    </style:style>
    <style:style style:name="P25" style:family="paragraph" style:parent-style-name="Standard">
      <style:text-properties fo:font-weight="normal" officeooo:rsid="00241ec0" officeooo:paragraph-rsid="00241ec0" style:font-weight-asian="normal" style:font-weight-complex="normal"/>
    </style:style>
    <style:style style:name="P26" style:family="paragraph" style:parent-style-name="Standard">
      <style:text-properties fo:font-weight="normal" officeooo:rsid="0025f2a0" officeooo:paragraph-rsid="0025f2a0" style:font-weight-asian="normal" style:font-weight-complex="normal"/>
    </style:style>
    <style:style style:name="P27" style:family="paragraph" style:parent-style-name="Standard">
      <style:text-properties fo:font-weight="normal" officeooo:rsid="0026d319" officeooo:paragraph-rsid="0026d319" style:font-weight-asian="normal" style:font-weight-complex="normal"/>
    </style:style>
    <style:style style:name="P28" style:family="paragraph" style:parent-style-name="Standard">
      <style:text-properties fo:font-weight="normal" officeooo:rsid="00281d17" officeooo:paragraph-rsid="00281d17" style:font-weight-asian="normal" style:font-weight-complex="normal"/>
    </style:style>
    <style:style style:name="P29" style:family="paragraph" style:parent-style-name="Standard">
      <style:text-properties fo:font-weight="normal" officeooo:rsid="002b4516" officeooo:paragraph-rsid="002b4516" style:font-weight-asian="normal" style:font-weight-complex="normal"/>
    </style:style>
    <style:style style:name="P30" style:family="paragraph" style:parent-style-name="Standard">
      <style:text-properties fo:font-weight="normal" officeooo:rsid="001720e4" officeooo:paragraph-rsid="0019ddc7" fo:background-color="transparent" style:font-weight-asian="normal" style:font-weight-complex="normal"/>
    </style:style>
    <style:style style:name="P31" style:family="paragraph" style:parent-style-name="Standard">
      <style:paragraph-properties fo:break-before="page"/>
      <style:text-properties fo:font-weight="normal" officeooo:rsid="00241ec0" officeooo:paragraph-rsid="00241ec0" fo:background-color="#81d41a" style:font-weight-asian="normal" style:font-weight-complex="normal"/>
    </style:style>
    <style:style style:name="P32" style:family="paragraph" style:parent-style-name="Standard">
      <style:paragraph-properties fo:break-before="page"/>
      <style:text-properties fo:font-weight="normal" officeooo:rsid="002b4516" officeooo:paragraph-rsid="002b4516" fo:background-color="#ff8000" style:font-weight-asian="normal" style:font-weight-complex="normal"/>
    </style:style>
    <style:style style:name="P33" style:family="paragraph" style:parent-style-name="Standard">
      <style:text-properties fo:language="en" fo:country="US" officeooo:rsid="000df875" officeooo:paragraph-rsid="000df875"/>
    </style:style>
    <style:style style:name="P34" style:family="paragraph" style:parent-style-name="Standard">
      <style:text-properties fo:language="en" fo:country="US" fo:font-weight="bold" officeooo:rsid="000df875" officeooo:paragraph-rsid="000df875" style:font-weight-asian="bold" style:font-weight-complex="bold"/>
    </style:style>
    <style:style style:name="P35" style:family="paragraph" style:parent-style-name="Standard">
      <style:text-properties fo:language="en" fo:country="US" fo:font-weight="bold" officeooo:rsid="000f8e25" officeooo:paragraph-rsid="000f8e25" style:font-weight-asian="bold" style:font-weight-complex="bold"/>
    </style:style>
    <style:style style:name="P36" style:family="paragraph" style:parent-style-name="Standard">
      <style:text-properties fo:language="en" fo:country="US" fo:font-weight="normal" officeooo:rsid="000df875" officeooo:paragraph-rsid="000df875" style:font-weight-asian="normal" style:font-weight-complex="normal"/>
    </style:style>
    <style:style style:name="P37" style:family="paragraph" style:parent-style-name="Standard">
      <style:text-properties fo:language="en" fo:country="US" fo:font-weight="normal" officeooo:rsid="000f8e25" officeooo:paragraph-rsid="000f8e25" style:font-weight-asian="normal" style:font-weight-complex="normal"/>
    </style:style>
    <style:style style:name="P38" style:family="paragraph" style:parent-style-name="Standard">
      <style:text-properties fo:language="en" fo:country="US" style:text-underline-style="solid" style:text-underline-width="auto" style:text-underline-color="font-color" fo:font-weight="normal" officeooo:rsid="000df875" officeooo:paragraph-rsid="000df875" style:font-weight-asian="normal" style:font-weight-complex="normal"/>
    </style:style>
    <style:style style:name="P39" style:family="paragraph" style:parent-style-name="Standard">
      <style:text-properties officeooo:rsid="00108270" officeooo:paragraph-rsid="00108270" fo:background-color="transparent"/>
    </style:style>
    <style:style style:name="P40" style:family="paragraph" style:parent-style-name="Standard">
      <style:text-properties officeooo:rsid="0010f6d8" officeooo:paragraph-rsid="0010f6d8" fo:background-color="transparent"/>
    </style:style>
    <style:style style:name="P41" style:family="paragraph" style:parent-style-name="Standard">
      <style:text-properties officeooo:rsid="00151b7b" officeooo:paragraph-rsid="00151b7b" fo:background-color="transparent"/>
    </style:style>
    <style:style style:name="P42" style:family="paragraph" style:parent-style-name="Standard">
      <style:text-properties officeooo:rsid="00151b7b" officeooo:paragraph-rsid="0015c24f" fo:background-color="transparent"/>
    </style:style>
    <style:style style:name="P43" style:family="paragraph" style:parent-style-name="Standard">
      <style:paragraph-properties fo:break-before="page"/>
      <style:text-properties officeooo:rsid="00134996" officeooo:paragraph-rsid="00134996" fo:background-color="#81d41a"/>
    </style:style>
    <style:style style:name="P44" style:family="paragraph" style:parent-style-name="Standard">
      <style:text-properties fo:font-size="14pt" fo:font-weight="bold" officeooo:rsid="00227d3a" officeooo:paragraph-rsid="00227d3a" style:font-size-asian="14pt" style:font-weight-asian="bold" style:font-size-complex="14pt" style:font-weight-complex="bold"/>
    </style:style>
    <style:style style:name="P45" style:family="paragraph" style:parent-style-name="Standard">
      <style:text-properties style:text-underline-style="solid" style:text-underline-width="auto" style:text-underline-color="font-color" fo:font-weight="normal" officeooo:rsid="0025f2a0" officeooo:paragraph-rsid="0025f2a0" style:font-weight-asian="normal" style:font-weight-complex="normal"/>
    </style:style>
    <style:style style:name="P46" style:family="paragraph" style:parent-style-name="Standard">
      <style:text-properties style:text-underline-style="solid" style:text-underline-width="auto" style:text-underline-color="font-color" fo:font-weight="normal" officeooo:rsid="00281d17" officeooo:paragraph-rsid="00281d17" style:font-weight-asian="normal" style:font-weight-complex="normal"/>
    </style:style>
    <style:style style:name="P47" style:family="paragraph" style:parent-style-name="Standard">
      <style:text-properties style:text-underline-style="none" fo:font-weight="bold" officeooo:rsid="00241ec0" officeooo:paragraph-rsid="00241ec0" style:font-weight-asian="bold" style:font-weight-complex="bold"/>
    </style:style>
    <style:style style:name="P48" style:family="paragraph" style:parent-style-name="Standard">
      <style:text-properties style:text-underline-style="none" fo:font-weight="normal" officeooo:rsid="0033eecb" officeooo:paragraph-rsid="0033eecb" style:font-weight-asian="normal" style:font-weight-complex="normal"/>
    </style:style>
    <style:style style:name="P49" style:family="paragraph" style:parent-style-name="Standard">
      <style:text-properties fo:font-weight="bold" officeooo:rsid="00376e77" officeooo:paragraph-rsid="00376e77" style:font-weight-asian="bold" style:font-weight-complex="bold"/>
    </style:style>
    <style:style style:name="P50" style:family="paragraph" style:parent-style-name="Standard">
      <style:text-properties fo:font-weight="bold" officeooo:rsid="003e1850" officeooo:paragraph-rsid="003e1850" style:font-weight-asian="bold" style:font-weight-complex="bold"/>
    </style:style>
    <style:style style:name="P51" style:family="paragraph" style:parent-style-name="Standard">
      <style:text-properties fo:font-weight="bold" officeooo:rsid="003f5416" officeooo:paragraph-rsid="003f5416" style:font-weight-asian="bold" style:font-weight-complex="bold"/>
    </style:style>
    <style:style style:name="P52" style:family="paragraph" style:parent-style-name="Standard">
      <style:text-properties fo:font-weight="bold" officeooo:rsid="003ffe3e" officeooo:paragraph-rsid="003ffe3e" style:font-weight-asian="bold" style:font-weight-complex="bold"/>
    </style:style>
    <style:style style:name="P53" style:family="paragraph" style:parent-style-name="Standard">
      <style:text-properties fo:font-weight="bold" officeooo:rsid="0043829d" officeooo:paragraph-rsid="0043829d" style:font-weight-asian="bold" style:font-weight-complex="bold"/>
    </style:style>
    <style:style style:name="P54" style:family="paragraph" style:parent-style-name="Standard">
      <style:text-properties fo:font-weight="bold" officeooo:rsid="00451d96" officeooo:paragraph-rsid="00451d96" style:font-weight-asian="bold" style:font-weight-complex="bold"/>
    </style:style>
    <style:style style:name="P55" style:family="paragraph" style:parent-style-name="Standard">
      <style:text-properties fo:font-weight="bold" officeooo:rsid="00470fcf" officeooo:paragraph-rsid="00470fcf" style:font-weight-asian="bold" style:font-weight-complex="bold"/>
    </style:style>
    <style:style style:name="P56" style:family="paragraph" style:parent-style-name="Standard">
      <style:text-properties fo:font-weight="bold" officeooo:rsid="004824c7" officeooo:paragraph-rsid="004824c7" style:font-weight-asian="bold" style:font-weight-complex="bold"/>
    </style:style>
    <style:style style:name="P57" style:family="paragraph" style:parent-style-name="Standard">
      <style:text-properties fo:font-weight="bold" officeooo:rsid="004b22ef" officeooo:paragraph-rsid="004b22ef" style:font-weight-asian="bold" style:font-weight-complex="bold"/>
    </style:style>
    <style:style style:name="P58" style:family="paragraph" style:parent-style-name="Standard">
      <style:text-properties fo:font-weight="bold" officeooo:rsid="004caae2" officeooo:paragraph-rsid="004caae2" style:font-weight-asian="bold" style:font-weight-complex="bold"/>
    </style:style>
    <style:style style:name="P59" style:family="paragraph" style:parent-style-name="Standard">
      <style:text-properties fo:font-weight="bold" officeooo:rsid="003e1850" officeooo:paragraph-rsid="00470fcf" fo:background-color="#81d41a" style:font-weight-asian="bold" style:font-weight-complex="bold"/>
    </style:style>
    <style:style style:name="P60" style:family="paragraph" style:parent-style-name="Standard">
      <style:paragraph-properties fo:break-before="page"/>
      <style:text-properties fo:font-weight="bold" officeooo:rsid="003e1850" officeooo:paragraph-rsid="00470fcf" fo:background-color="#81d41a" style:font-weight-asian="bold" style:font-weight-complex="bold"/>
    </style:style>
    <style:style style:name="P61" style:family="paragraph" style:parent-style-name="Standard">
      <style:text-properties fo:font-weight="normal" officeooo:rsid="002e8df1" officeooo:paragraph-rsid="002e8df1" style:font-weight-asian="normal" style:font-weight-complex="normal"/>
    </style:style>
    <style:style style:name="P62" style:family="paragraph">
      <loext:graphic-properties draw:fill="none" draw:fill-color="#729fcf"/>
      <style:paragraph-properties fo:margin-left="0in" fo:margin-right="0in" fo:margin-top="0in" fo:margin-bottom="0in" fo:line-height="100%" fo:text-align="start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language="en" fo:country="US" fo:font-weight="normal" officeooo:rsid="000f8e25" style:font-weight-asian="normal" style:font-weight-complex="normal"/>
    </style:style>
    <style:style style:name="T4" style:family="text">
      <style:text-properties fo:language="en" fo:country="US" style:text-underline-style="solid" style:text-underline-width="auto" style:text-underline-color="font-color"/>
    </style:style>
    <style:style style:name="T5" style:family="text">
      <style:text-properties fo:language="en" fo:country="US"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fo:language="en" fo:country="US" style:text-underline-style="none" fo:font-weight="normal" style:font-weight-asian="normal" style:font-weight-complex="normal"/>
    </style:style>
    <style:style style:name="T7" style:family="text">
      <style:text-properties fo:language="en" fo:country="US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8" style:family="text">
      <style:text-properties fo:language="en" fo:country="US"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language="en" fo:country="US" fo:font-style="normal" style:text-underline-style="none" fo:font-weight="normal" officeooo:rsid="000f8e25" style:font-style-asian="normal" style:font-weight-asian="normal" style:font-style-complex="normal" style:font-weight-complex="normal"/>
    </style:style>
    <style:style style:name="T10" style:family="text">
      <style:text-properties officeooo:rsid="00106de3"/>
    </style:style>
    <style:style style:name="T11" style:family="text">
      <style:text-properties officeooo:rsid="00108270"/>
    </style:style>
    <style:style style:name="T12" style:family="text">
      <style:text-properties style:text-position="super 58%"/>
    </style:style>
    <style:style style:name="T13" style:family="text">
      <style:text-properties style:text-position="0% 100%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6" style:family="text">
      <style:text-properties style:text-underline-style="solid" style:text-underline-width="auto" style:text-underline-color="font-color" fo:font-weight="normal" officeooo:rsid="001720e4" style:font-weight-asian="normal" style:font-weight-complex="normal"/>
    </style:style>
    <style:style style:name="T17" style:family="text">
      <style:text-properties style:text-underline-style="solid" style:text-underline-width="auto" style:text-underline-color="font-color" fo:font-weight="normal" officeooo:rsid="001bab42" style:font-weight-asian="normal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15c24f" style:font-weight-asian="normal" style:font-weight-complex="normal"/>
    </style:style>
    <style:style style:name="T21" style:family="text">
      <style:text-properties fo:font-weight="normal" officeooo:rsid="001683b8" style:font-weight-asian="normal" style:font-weight-complex="normal"/>
    </style:style>
    <style:style style:name="T22" style:family="text">
      <style:text-properties fo:font-weight="normal" officeooo:rsid="001720e4" style:font-weight-asian="normal" style:font-weight-complex="normal"/>
    </style:style>
    <style:style style:name="T23" style:family="text">
      <style:text-properties fo:font-weight="normal" officeooo:rsid="0018f9e5" style:font-weight-asian="normal" style:font-weight-complex="normal"/>
    </style:style>
    <style:style style:name="T24" style:family="text">
      <style:text-properties fo:font-weight="normal" officeooo:rsid="0019ddc7" style:font-weight-asian="normal" style:font-weight-complex="normal"/>
    </style:style>
    <style:style style:name="T25" style:family="text">
      <style:text-properties fo:font-weight="normal" officeooo:rsid="001bab42" style:font-weight-asian="normal" style:font-weight-complex="normal"/>
    </style:style>
    <style:style style:name="T26" style:family="text">
      <style:text-properties fo:font-weight="normal" officeooo:rsid="00206c08" style:font-weight-asian="normal" style:font-weight-complex="normal"/>
    </style:style>
    <style:style style:name="T27" style:family="text">
      <style:text-properties officeooo:rsid="0018f9e5"/>
    </style:style>
    <style:style style:name="T28" style:family="text">
      <style:text-properties style:text-underline-style="none"/>
    </style:style>
    <style:style style:name="T29" style:family="text">
      <style:text-properties style:text-underline-style="none" fo:font-weight="normal" style:font-weight-asian="normal" style:font-weight-complex="normal"/>
    </style:style>
    <style:style style:name="T30" style:family="text">
      <style:text-properties style:text-underline-style="none" fo:font-weight="normal" officeooo:rsid="003ffe3e" style:font-weight-asian="normal" style:font-weight-complex="normal"/>
    </style:style>
    <style:style style:name="T31" style:family="text">
      <style:text-properties style:text-underline-style="none" fo:font-weight="normal" officeooo:rsid="00451d96" style:font-weight-asian="normal" style:font-weight-complex="normal"/>
    </style:style>
    <style:style style:name="T32" style:family="text">
      <style:text-properties style:text-underline-style="none" fo:font-weight="normal" officeooo:rsid="004982a4" style:font-weight-asian="normal" style:font-weight-complex="normal"/>
    </style:style>
    <style:style style:name="T33" style:family="text">
      <style:text-properties style:text-underline-style="none" fo:font-weight="normal" officeooo:rsid="004b22ef" style:font-weight-asian="normal" style:font-weight-complex="normal"/>
    </style:style>
    <style:style style:name="T34" style:family="text">
      <style:text-properties officeooo:rsid="003c02c7"/>
    </style:style>
    <style:style style:name="T35" style:family="text">
      <style:text-properties fo:color="#000000" loext:opacity="100%" style:text-underline-style="none" fo:background-color="#81d41a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4">x</text:span>Hands On chapter 1</text:p>
      <text:p text:style-name="P1">spam filters, traditional algorithm if (word == <text:span text:style-name="T1">“4u”) else if (word == “for you”) …</text:span></text:p>
      <text:p text:style-name="P33">large data for ML</text:p>
      <text:p text:style-name="P1"><text:span text:style-name="T1"/></text:p>
      <text:p text:style-name="P34">Supervised learning</text:p>
      <text:p text:style-name="P36">data icludes the solluction (labels)</text:p>
      <text:p text:style-name="P4"><text:span text:style-name="T7">classification</text:span><text:span text:style-name="T8"> </text:span><text:span text:style-name="T9">- </text:span><text:span text:style-name="T8">a</text:span><text:span text:style-name="T2"> lot of examples with their class</text:span></text:p>
      <text:p text:style-name="P4"><text:span text:style-name="T5">regression</text:span><text:span text:style-name="T6"> - predicts</text:span><text:span text:style-name="T2"> a target numerical value using </text:span><text:span text:style-name="T5">features</text:span><text:span text:style-name="T2"> (predictors)</text:span></text:p>
      <text:p text:style-name="P36"><text:tab/> <text:s text:c="7"/>a lot of examples with their predictors and their labels</text:p>
      <text:p text:style-name="P4"><text:span text:style-name="T2"/></text:p>
      <text:p text:style-name="P34">Unsupervised learning</text:p>
      <text:p text:style-name="P36">unlabeled, without a teacher</text:p>
      <text:p text:style-name="P36">ex: dividing users into smaller groups</text:p>
      <text:p text:style-name="P36">ex: visualization algorithms, to see how the data is organized</text:p>
      <text:p text:style-name="P4"><text:span text:style-name="T2"/></text:p>
      <text:p text:style-name="P4"><text:span text:style-name="T5">dimenstionality reduction</text:span><text:span text:style-name="T6"> -</text:span><text:span text:style-name="T2"> simplify the data without losing too much</text:span></text:p>
      <text:p text:style-name="P4"><text:span text:style-name="T3"><text:tab/><text:tab/><text:tab/> <text:s text:c="8"/></text:span><text:span text:style-name="T2">good for trimming training data</text:span></text:p>
      <text:p text:style-name="P38">anomaly reduction</text:p>
      <text:p text:style-name="P4"><text:span text:style-name="T5">novelty detection </text:span><text:span text:style-name="T2">– expect to see normal data during training</text:span></text:p>
      <text:p text:style-name="P4"><text:span text:style-name="T5">association rule learning </text:span><text:span text:style-name="T2">– dig into data and find interesting relations between atributes</text:span></text:p>
      <text:p text:style-name="P4"><text:span text:style-name="T2"/></text:p>
      <text:p text:style-name="P35">Semisupevised learning</text:p>
      <text:p text:style-name="P37">partially labeled (mostly not)</text:p>
      <text:p text:style-name="P37">google photos – recognized a person, tell me who are they</text:p>
      <text:p text:style-name="P19"><text:span text:style-name="T1"/></text:p>
      <text:p text:style-name="P35">Reinforcement learning</text:p>
      <text:p text:style-name="P19"><text:span text:style-name="T1">agent observes and gets reward, learns by itself, strategy he chooses is a </text:span><text:span text:style-name="T4">policy</text:span></text:p>
      <text:p text:style-name="P19"><text:span text:style-name="T1"/></text:p>
      <text:p text:style-name="P35">Batch learning</text:p>
      <text:p text:style-name="P37">offline learning (full set of biiiiig data), later on works without learning</text:p>
      <text:p text:style-name="P37">want a new data? Train new version, this takes time</text:p>
      <text:p text:style-name="P19"><text:span text:style-name="T1"/></text:p>
      <text:p text:style-name="P35">Online learning</text:p>
      <text:p text:style-name="P37">learn by mini-batches, each step is cheap and fast</text:p>
      <text:p text:style-name="P37">run and learn, can get data as a continuous flow</text:p>
      <text:p text:style-name="P37">can be trained on huge data that cannot fit in one machine’s main memory (out-of-core learning)</text:p>
      <text:p text:style-name="P19"><text:span text:style-name="T1"/></text:p>
      <text:p text:style-name="P37">learning rate – how often to learn and change</text:p>
      <text:p text:style-name="P37">need to switch learning off if bad data is given</text:p>
      <text:p text:style-name="P19"><text:span text:style-name="T1"/></text:p>
      <text:p text:style-name="P5">Instance-based learning</text:p>
      <text:p text:style-name="P19">learn by heart -&gt; measure of similarity -&gt; create new cases by comparing them to the learned ex.</text:p>
      <text:p text:style-name="P19"/>
      <text:p text:style-name="P5">Model-based learning</text:p>
      <text:p text:style-name="P19">build a model of examples and use that model to make predictions</text:p>
      <text:p text:style-name="P19"/>
      <text:p text:style-name="P19">define utility function (fitness function) to measure how good the model is</text:p>
      <text:p text:style-name="P19">or define cost function to measure how bad it is</text:p>
      <text:p text:style-name="P19"/>
      <text:p text:style-name="P19">linear regression – feed your training examples and it finds paramete<text:span text:style-name="T10">xx</text:span>rs to fit best to your data</text:p>
      <text:p text:style-name="P19"/>
      <text:p text:style-name="P6">Poor-Quality data</text:p>
      <text:p text:style-name="P19">clean your data</text:p>
      <text:p text:style-name="P19">if needed fill bad spots with something (?)</text:p>
      <text:p text:style-name="P19"/>
      <text:p text:style-name="P5">Irrelevant features</text:p>
      <text:p text:style-name="P19">get a good set of features to train on (feature engineering)</text:p>
      <text:p text:style-name="P19">reduce the risk of overfitting (regularization), find a balance between fitting perfect data and keeping the model simple to ensure it will generalize well</text:p>
      <text:p text:style-name="P19"/>
      <text:p text:style-name="P20">continue page 28</text:p>
      <text:p text:style-name="P19"/>
      <text:p text:style-name="P3">Hands On chapter <text:span text:style-name="T11">2</text:span></text:p>
      <text:p text:style-name="P39"/>
      <text:p text:style-name="P39">pipelines – data divided into different streams, one’s output is the second pipe’s input</text:p>
      <text:p text:style-name="P39"/>
      <text:p text:style-name="P39">Root mean square error gives an idea of how much error the system typically makes in predictions</text:p>
      <text:p text:style-name="P40">mainly used for <text:span text:style-name="T14">regression</text:span></text:p>
      <text:p text:style-name="P39"/>
      <text:p text:style-name="P39"><draw:frame draw:style-name="fr2" draw:name="Image1" text:anchor-type="char" svg:x="0.0374in" svg:y="0.0339in" svg:width="4.8126in" svg:height="1.302in" draw:z-index="0"><draw:image xlink:href="Pictures/10000001000001CE0000007DFCEABCD9.png" xlink:type="simple" xlink:show="embed" xlink:actuate="onLoad" draw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m – number of instances (dataset)</text:p>
      <text:p text:style-name="P39">x<text:span text:style-name="T12">(i)</text:span><text:span text:style-name="T13"> – vector of i.th instance in dataset</text:span></text:p>
      <text:p text:style-name="P39">y<text:span text:style-name="T12">(i)</text:span><text:span text:style-name="T13"> – its label (desired output)</text:span></text:p>
      <text:p text:style-name="P39">h – system’s prediction function (hypothesis)</text:p>
      <text:p text:style-name="P39"><text:s text:c="6"/>given vector of i.th instance, and it predicts a value y=h(x<text:span text:style-name="T12">(i)</text:span><text:span text:style-name="T13">)</text:span></text:p>
      <text:p text:style-name="P39"/>
      <text:p text:style-name="P39"><draw:frame draw:style-name="fr2" draw:name="Image2" text:anchor-type="char" svg:x="0.0736in" svg:y="0.061in" svg:width="3.6457in" svg:height="1.1146in" draw:z-index="1"><draw:image xlink:href="Pictures/100000010000015E0000006BAE20DF39.png" xlink:type="simple" xlink:show="embed" xlink:actuate="onLoad" draw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>the different way to measure the distance between two vectors</text:p>
      <text:p text:style-name="P40"/>
      <text:p text:style-name="P43">4.08</text:p>
      <text:p text:style-name="P41">END-TO-END machine learning</text:p>
      <text:p text:style-name="P41"/>
      <text:p text:style-name="P42"><text:span text:style-name="T18">1.</text:span> <text:span text:style-name="T18">Get data</text:span> -&gt; look at the big picture, think bout a problem<text:span text:style-name="T19">, </text:span><text:span text:style-name="T20">sometimes you can generate your own data</text:span></text:p>
      <text:p text:style-name="P17"/>
      <text:p text:style-name="P18">2. Clean, prepare, manipulate data <text:span text:style-name="T19">-&gt; can you recogni</text:span><text:span text:style-name="T21">z</text:span><text:span text:style-name="T19">e data yourself? </text:span><text:span text:style-name="T22">Understand that data, </text:span><text:span text:style-name="T23">split the data for testing and training</text:span><text:span text:style-name="T22">, scale the data (comput time, in scikit </text:span><text:span text:style-name="T16">pipelines</text:span><text:span text:style-name="T22">),</text:span></text:p>
      <text:p text:style-name="P30">ex: you can keep one feature that you need, or remove one that you don’t need</text:p>
      <text:p text:style-name="P17"><text:span text:style-name="T19"/></text:p>
      <text:p text:style-name="P7">3. <text:span text:style-name="T27">Train model </text:span><text:span text:style-name="T23">-&gt; </text:span><text:span text:style-name="T24">cross-validation – you can split the data into multiple, different proportions for many models, </text:span><text:span text:style-name="T25">you can run those models at the same time (running takes less time than training) and get the average result ex: 7 out of 10 models tells that the picture is a cancer</text:span></text:p>
      <text:p text:style-name="P8"><text:span text:style-name="T25">o</text:span><text:span text:style-name="T19">ther than that, training is just waiting</text:span></text:p>
      <text:p text:style-name="P8"><text:span text:style-name="T19"/></text:p>
      <text:p text:style-name="P9"><text:span text:style-name="T19">select multiple models! –</text:span><text:span text:style-name="T26"> cheet sheet<text:tab/></text:span></text:p>
      <text:p text:style-name="P21">you’ll never know what is the best model</text:p>
      <text:p text:style-name="P9"><text:span text:style-name="T19"/></text:p>
      <text:p text:style-name="P11">4. Test Data<text:span text:style-name="T19"> -&gt; </text:span></text:p>
      <text:p text:style-name="P22">overfitting</text:p>
      <text:p text:style-name="P23">we can look at the performance on the training data, it should go up all the time</text:p>
      <text:p text:style-name="P10"><text:span text:style-name="T25">we can look at the performance on the test data, it should go up but if it is </text:span><text:span text:style-name="T17">overfitted,</text:span><text:span text:style-name="T25"> it would go up all the time</text:span></text:p>
      <text:p text:style-name="P10"><text:span text:style-name="T25"/></text:p>
      <text:p text:style-name="P12">5. Improve<text:span text:style-name="T19"> -&gt; data changes</text:span></text:p>
      <text:p text:style-name="P12"><text:span text:style-name="T19"/></text:p>
      <text:p text:style-name="P12"><text:span text:style-name="T19"/></text:p>
      <text:p text:style-name="P44">USE CHEAT SHEETS</text:p>
      <text:p text:style-name="P13"><text:span text:style-name="T19"/></text:p>
      <text:p text:style-name="P24">azure cheat sheet – program</text:p>
      <text:p text:style-name="P24">google colab (more comp. Power)</text:p>
      <text:p text:style-name="P24"/>
      <text:p text:style-name="P25"/>
      <text:p text:style-name="P31">11.09</text:p>
      <text:p text:style-name="P27">True positive</text:p>
      <text:p text:style-name="P27">False negative</text:p>
      <text:p text:style-name="P25"/>
      <text:p text:style-name="P47">Accuracy Score</text:p>
      <text:p text:style-name="P26">how many of the group have we correctly labeled</text:p>
      <text:p text:style-name="P25"><text:tab/>return false #you dont have a covid, 90% accuracy</text:p>
      <text:p text:style-name="P25"/>
      <text:p text:style-name="P14">Precision</text:p>
      <text:p text:style-name="P26">how many of the group actually have some label</text:p>
      <text:p text:style-name="P26"/>
      <text:p text:style-name="P26"><text:span text:style-name="T18">Recall</text:span> (sensitivity)</text:p>
      <text:p text:style-name="P26">Of the all people who have some label (in fact), how many have we correctly predicted</text:p>
      <text:p text:style-name="P26">TP/(TP+FN)</text:p>
      <text:p text:style-name="P26"/>
      <text:p text:style-name="P14">Specificity</text:p>
      <text:p text:style-name="P26"/>
      <text:p text:style-name="P26"/>
      <text:p text:style-name="P26"><text:span text:style-name="T14">Metrics</text:span> (scores)</text:p>
      <text:p text:style-name="P26">F1-score – both precision and recall</text:p>
      <text:p text:style-name="P26">F1-score 2*(Recall * Precision) / (Recall + Precision)</text:p>
      <text:p text:style-name="P26"/>
      <text:p text:style-name="P26"/>
      <text:p text:style-name="P45">Confussion matrix</text:p>
      <text:p text:style-name="P26"/>
      <text:p text:style-name="P46">ROC case study</text:p>
      <text:p text:style-name="P28"/>
      <text:p text:style-name="P32">Hands on chap. 3</text:p>
      <text:p text:style-name="P29">autonomy – system can learn from the system just as humans do</text:p>
      <text:p text:style-name="P15"/>
      <text:p text:style-name="P15">performance - <text:span text:style-name="T19">does the agent do whats it’s supposed to do in the enviroment</text:span></text:p>
      <text:p text:style-name="P15"><text:span text:style-name="T19"/></text:p>
      <text:p text:style-name="P15">goals<text:span text:style-name="T19"> – what agent’s tryin to achieve</text:span></text:p>
      <text:p text:style-name="P15"><text:span text:style-name="T19"/></text:p>
      <text:p text:style-name="P16">utility –<text:span text:style-name="T19"> map a state to a real number to describe degree of happiness/progress toward a goal</text:span></text:p>
      <text:p text:style-name="P16"><text:span text:style-name="T19"/></text:p>
      <text:p text:style-name="P16">knowledge<text:span text:style-name="T19"> – how to act, how actions may affect enviroment</text:span></text:p>
      <text:p text:style-name="P16"><text:span text:style-name="T19"/></text:p>
      <text:p text:style-name="P16">enviroment –<text:span text:style-name="T19"> state of the world for an agent</text:span></text:p>
      <text:p text:style-name="P16"><text:span text:style-name="T19"><text:tab/></text:span><text:span text:style-name="T15">accessibility</text:span><text:span text:style-name="T19"> – how much space agent has access to</text:span></text:p>
      <text:p text:style-name="P16"><text:span text:style-name="T19"><text:tab/></text:span><text:span text:style-name="T15">determinism</text:span><text:span text:style-name="T19"> – if state of the world could be understood (deterministic) or (nondeterministic) <text:tab/>which makes decistion making based on guesses</text:span></text:p>
      <text:p text:style-name="P16"><text:span text:style-name="T19"><text:tab/></text:span><text:span text:style-name="T15">episodes</text:span><text:span text:style-name="T29"> – current action does not rely on past actions (episodic), or relies (non-episodic)</text:span></text:p>
      <text:p text:style-name="P16"><text:span text:style-name="T29"><text:tab/></text:span><text:span text:style-name="T15">type of enviroment</text:span><text:span text:style-name="T29"> – static/dynamic – doesnt change or changes when agent do actions</text:span></text:p>
      <text:p text:style-name="P16"><text:span text:style-name="T29"><text:tab/></text:span><text:span text:style-name="T15">flow of data to enviroment</text:span><text:span text:style-name="T29"> – how data is received – dynamically or statically (surgeon or <text:tab/>chess game)</text:span></text:p>
      <text:p text:style-name="P16"><text:span text:style-name="T29"/></text:p>
      <text:p text:style-name="P61"><text:span text:style-name="T35">18.09</text:span></text:p>
      <text:p text:style-name="P48">the kernel trick let us work in higher dimensional space</text:p>
      <text:p text:style-name="P49"><text:span text:style-name="T29"/></text:p>
      <text:p text:style-name="P59"><text:span text:style-name="T29"><text:line-break/><text:line-break/></text:span></text:p>
      <text:p text:style-name="P60"><text:span text:style-name="T29">19.09</text:span></text:p>
      <text:p text:style-name="P50"><text:span text:style-name="T29">the curse of dimensionality</text:span></text:p>
      <text:p text:style-name="P50"><text:span text:style-name="T29">the number of possible configurations (for data) grows exponentially</text:span></text:p>
      <text:p text:style-name="P50"><text:span text:style-name="T29">(1d – 4 regions, 2d – 16 regions, 3d – 64 regions)</text:span></text:p>
      <text:p text:style-name="P50"><draw:frame text:anchor-type="paragraph" draw:z-index="2" draw:name="Picture 4" draw:style-name="gr1" draw:text-style-name="P62" svg:width="3.5067in" svg:height="3.3433in" svg:x="0.0008in" svg:y="0.1398in"><draw:image xlink:href="Pictures/1000000000000218000001BCC4B0184C.png" xlink:type="simple" xlink:show="embed" xlink:actuate="onLoad" draw:mime-type="image/png"><text:p/></draw:image></draw:frame><text:span text:style-name="T29"/></text:p>
      <text:p text:style-name="P51"><text:span text:style-name="T30"/></text:p>
      <text:p text:style-name="P51"><text:span text:style-name="T30"/></text:p>
      <text:p text:style-name="P52"><text:span text:style-name="T29"/></text:p>
      <text:p text:style-name="P52"><text:span text:style-name="T29"/></text:p>
      <text:p text:style-name="P52"><text:span text:style-name="T29"/></text:p>
      <text:p text:style-name="P52"><text:span text:style-name="T29"/></text:p>
      <text:p text:style-name="P52"><text:span text:style-name="T29"/></text:p>
      <text:p text:style-name="P52"><text:span text:style-name="T29"/></text:p>
      <text:p text:style-name="P52"><text:span text:style-name="T29"/></text:p>
      <text:p text:style-name="P52"><text:span text:style-name="T29"/></text:p>
      <text:p text:style-name="P52"><text:span text:style-name="T29"/></text:p>
      <text:p text:style-name="P52"><text:span text:style-name="T29"/></text:p>
      <text:p text:style-name="P52"><text:span text:style-name="T29"/></text:p>
      <text:p text:style-name="P52"><text:span text:style-name="T29"/></text:p>
      <text:p text:style-name="P52"><text:span text:style-name="T29"/></text:p>
      <text:p text:style-name="P52"><text:span text:style-name="T29"/></text:p>
      <text:p text:style-name="P52"><text:span text:style-name="T29"/></text:p>
      <text:p text:style-name="P52"><text:span text:style-name="T29"/></text:p>
      <text:p text:style-name="P53"><text:span text:style-name="T29"/></text:p>
      <text:p text:style-name="P53"><text:span text:style-name="T31">G</text:span><text:span text:style-name="T29">et data with a lot of high values, we need to squash it down --&gt; log(x)</text:span></text:p>
      <text:p text:style-name="P53"><text:span text:style-name="T29"/></text:p>
      <text:p text:style-name="P54"><text:span text:style-name="T29">You can see data in multiple ways</text:span></text:p>
      <text:p text:style-name="P54"><draw:frame draw:style-name="fr1" draw:name="Image3" text:anchor-type="char" svg:x="-0.0398in" svg:y="0.1492in" svg:width="1.8953in" svg:height="2.0839in" draw:z-index="3"><draw:image xlink:href="Pictures/10000001000001F500000227BD23FED8.png" xlink:type="simple" xlink:show="embed" xlink:actuate="onLoad" draw:mime-type="image/png"/></draw:frame><text:span text:style-name="T29"/></text:p>
      <text:p text:style-name="P54"><text:span text:style-name="T29"/></text:p>
      <text:p text:style-name="P54"><text:span text:style-name="T29">duck/rabbit</text:span></text:p>
      <text:p text:style-name="P54"><text:span text:style-name="T29"/></text:p>
      <text:p text:style-name="P54"><text:span text:style-name="T29"/></text:p>
      <text:p text:style-name="P54"><text:span text:style-name="T29"/></text:p>
      <text:p text:style-name="P54"><text:span text:style-name="T29"/></text:p>
      <text:p text:style-name="P54"><text:span text:style-name="T29"/></text:p>
      <text:p text:style-name="P54"><text:span text:style-name="T29"/></text:p>
      <text:p text:style-name="P54"><text:span text:style-name="T29"/></text:p>
      <text:p text:style-name="P54"><text:span text:style-name="T29"/></text:p>
      <text:p text:style-name="P54"><text:span text:style-name="T29"/></text:p>
      <text:p text:style-name="P54"><text:span text:style-name="T29"/></text:p>
      <text:p text:style-name="P55"><text:span text:style-name="T29">daughter wavelets – same signal in different scales</text:span></text:p>
      <text:p text:style-name="P58"><text:span text:style-name="T29">you move the wavelet along some wave (in some time) -&gt; you got a spectogram</text:span></text:p>
      <text:p text:style-name="P56"><text:span text:style-name="T28">spectogram</text:span><text:span text:style-name="T29"> is a combinationf of time and frequency, which color is power </text:span><text:span text:style-name="T32">of the frequency</text:span></text:p>
      <text:p text:style-name="P57"><text:span text:style-name="T29">then parse it through image processing</text:span></text:p>
      <text:p text:style-name="P57"><text:span text:style-name="T29"/></text:p>
      <text:p text:style-name="P58"><text:span text:style-name="T29">compression (images) &lt;=&gt; machine learning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7T20:27:14.289531031</meta:creation-date>
    <meta:generator>LibreOffice/24.2.6.2$Linux_X86_64 LibreOffice_project/420$Build-2</meta:generator>
    <dc:date>2024-09-25T09:55:55.692103816</dc:date>
    <meta:editing-duration>PT5H22M14S</meta:editing-duration>
    <meta:editing-cycles>50</meta:editing-cycles>
    <meta:document-statistic meta:table-count="0" meta:image-count="3" meta:object-count="0" meta:page-count="6" meta:paragraph-count="116" meta:word-count="958" meta:character-count="5765" meta:non-whitespace-character-count="4854"/>
  </office:meta>
</office:document-meta>
</file>